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431cm" style:rel-column-width="5333*"/>
    </style:style>
    <style:style style:name="Tabelle1.B" style:family="table-column">
      <style:table-column-properties style:column-width="1.432cm" style:rel-column-width="5334*"/>
    </style:style>
    <style:style style:name="Tabelle1.H" style:family="table-column">
      <style:table-column-properties style:column-width="1.842cm" style:rel-column-width="6858*"/>
    </style:style>
    <style:style style:name="Tabelle1.J" style:family="table-column">
      <style:table-column-properties style:column-width="1.432cm" style:rel-column-width="5335*"/>
    </style:style>
    <style:style style:name="Tabelle1.L" style:family="table-column">
      <style:table-column-properties style:column-width="1.432cm" style:rel-column-width="5339*"/>
    </style:style>
    <style:style style:name="Tabelle1.A1" style:family="table-cell">
      <style:table-cell-properties fo:padding="0.097cm" fo:border-left="0.05pt solid #000000" fo:border-right="none" fo:border-top="0.05pt solid #000000" fo:border-bottom="0.05pt solid #000000"/>
    </style:style>
    <style:style style:name="Tabelle1.L1" style:family="table-cell">
      <style:table-cell-properties fo:padding="0.097cm" fo:border="0.05pt solid #000000"/>
    </style:style>
    <style:style style:name="Tabelle1.E2"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8" style:family="paragraph" style:parent-style-name="Text_20_body">
      <style:text-properties fo:color="#000000" style:font-name="Monospace" fo:font-size="10pt" style:font-name-asian="Monospace" style:font-size-asian="10pt" style:font-name-complex="Monospace" style:font-size-complex="10pt"/>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style:font-size-asian="10pt" style:font-size-complex="10pt" style:text-rotation-angle="90" style:text-rotation-scale="line-height"/>
    </style:style>
    <style:style style:name="P11"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text-properties fo:font-size="10pt" officeooo:rsid="000aae6a" officeooo:paragraph-rsid="000aae6a" style:font-size-asian="10pt" style:font-size-complex="10pt"/>
    </style:style>
    <style:style style:name="P14" style:family="paragraph" style:parent-style-name="Table_20_Contents">
      <style:text-properties fo:font-size="10pt" officeooo:paragraph-rsid="000aae6a" style:font-size-asian="10pt" style:font-size-complex="10pt"/>
    </style:style>
    <style:style style:name="P15" style:family="paragraph" style:parent-style-name="Table_20_Contents">
      <style:text-properties fo:font-size="10pt" officeooo:rsid="000c0285" officeooo:paragraph-rsid="000c0285" style:font-size-asian="10pt" style:font-size-complex="10pt"/>
    </style:style>
    <style:style style:name="P16"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7" style:family="paragraph" style:parent-style-name="Table_20_Contents">
      <style:paragraph-properties fo:text-align="center" style:justify-single-word="false"/>
      <style:text-properties style:font-name="Times New Roman1" fo:font-size="10pt" officeooo:rsid="000aae6a" officeooo:paragraph-rsid="000aae6a" style:font-name-asian="Webdings" style:font-size-asian="10pt" style:font-name-complex="Webdings" style:font-size-complex="10pt"/>
    </style:style>
    <style:style style:name="P18" style:family="paragraph" style:parent-style-name="Preformatted_20_Text">
      <style:paragraph-properties fo:margin-top="0cm" fo:margin-bottom="0.499cm" loext:contextual-spacing="false"/>
    </style:style>
    <style:style style:name="P19" style:family="paragraph" style:parent-style-name="Preformatted_20_Text">
      <style:paragraph-properties fo:margin-top="0cm" fo:margin-bottom="0cm" loext:contextual-spacing="false"/>
    </style:style>
    <style:style style:name="P20" style:family="paragraph" style:parent-style-name="Standard">
      <style:paragraph-properties fo:margin-top="0cm" fo:margin-bottom="0cm" loext:contextual-spacing="false"/>
      <style:text-properties fo:color="#000000" style:font-name="Liberation Mono1" fo:font-size="10pt" style:font-name-asian="Monaco" style:font-size-asian="10pt" style:font-name-complex="Monaco" style:font-size-complex="10pt"/>
    </style:style>
    <style:style style:name="P21" style:family="paragraph" style:parent-style-name="Standard" style:list-style-name="L1"/>
    <style:style style:name="P22"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3"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5"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list-style-name="L1">
      <style:text-properties style:font-name="Monospace" fo:font-size="10pt" style:font-name-asian="Monospace" style:font-size-asian="10pt" style:font-name-complex="Monospace" style:font-size-complex="10pt"/>
    </style:style>
    <style:style style:name="P27"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name-asian="Monaco" style:font-size-asian="10pt" style:font-name-complex="Monaco"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aco" style:font-size-asian="8pt" style:font-name-complex="Monaco" style:font-size-complex="8pt"/>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8pt" officeooo:paragraph-rsid="0013e58b" style:font-name-asian="Monaco" style:font-size-asian="8pt" style:font-name-complex="Monaco" style:font-size-complex="8pt"/>
    </style:style>
    <style:style style:name="P34" style:family="paragraph" style:parent-style-name="Standard" style:list-style-name="L1">
      <style:paragraph-properties fo:margin-top="0cm" fo:margin-bottom="0cm" loext:contextual-spacing="false" fo:text-align="start" style:justify-single-word="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list-style-name="L1">
      <style:paragraph-properties fo:margin-top="0cm" fo:margin-bottom="0cm" loext:contextual-spacing="false" fo:text-align="start" style:justify-single-word="false" style:text-autospace="none"/>
      <style:text-properties fo:color="#2a00ff" style:font-name="Monospace" fo:font-size="10pt" style:font-name-asian="Monospace" style:font-size-asian="10pt" style:font-name-complex="Monospace" style:font-size-complex="10pt"/>
    </style:style>
    <style:style style:name="P36" style:family="paragraph" style:parent-style-name="Text_20_body" style:list-style-name="L1"/>
    <style:style style:name="P37"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8" style:family="paragraph" style:parent-style-name="Text_20_body" style:list-style-name="L1">
      <style:text-properties fo:color="#000000" style:font-name="Times New Roman" fo:font-size="12pt" officeooo:paragraph-rsid="000f62d5" style:font-name-asian="Monospace" style:font-size-asian="12pt" style:font-name-complex="Monospace" style:font-size-complex="12pt"/>
    </style:style>
    <style:style style:name="P39" style:family="paragraph" style:parent-style-name="Text_20_body" style:list-style-name="L1">
      <style:text-properties fo:color="#000000" style:font-name="Times New Roman" fo:font-size="12pt" officeooo:paragraph-rsid="001086c3" style:font-name-asian="Monospace" style:font-size-asian="12pt" style:font-name-complex="Monospace" style:font-size-complex="12pt"/>
    </style:style>
    <style:style style:name="P40" style:family="paragraph" style:parent-style-name="Text_20_body" style:list-style-name="L1">
      <style:text-properties fo:color="#000000" style:font-name="Times New Roman" fo:font-size="12pt" officeooo:paragraph-rsid="001806a7" style:font-name-asian="Monospace" style:font-size-asian="12pt" style:font-name-complex="Monospace" style:font-size-complex="12pt"/>
    </style:style>
    <style:style style:name="P41" style:family="paragraph" style:parent-style-name="Text_20_body" style:list-style-name="L1">
      <style:text-properties fo:color="#000000" style:font-name="Times New Roman" fo:font-size="12pt" officeooo:rsid="0015032e" officeooo:paragraph-rsid="0015032e" style:font-name-asian="Monospace" style:font-size-asian="12pt" style:font-name-complex="Monospace" style:font-size-complex="12pt"/>
    </style:style>
    <style:style style:name="P42" style:family="paragraph" style:parent-style-name="Text_20_body">
      <style:text-properties fo:color="#000000" style:font-name="Times New Roman" fo:font-size="12pt" officeooo:rsid="001c8734" officeooo:paragraph-rsid="001c8734" style:font-name-asian="Monospace" style:font-size-asian="12pt" style:font-name-complex="Monospace" style:font-size-complex="12pt"/>
    </style:style>
    <style:style style:name="P43"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44" style:family="paragraph" style:parent-style-name="Text_20_body" style:list-style-name="L2"/>
    <style:style style:name="P45" style:family="paragraph" style:parent-style-name="Text_20_body" style:list-style-name="L3">
      <style:paragraph-properties fo:text-align="start" style:justify-single-word="false"/>
    </style:style>
    <style:style style:name="P46" style:family="paragraph" style:parent-style-name="Text_20_body" style:list-style-name="L3">
      <style:paragraph-properties fo:text-align="start" style:justify-single-word="false"/>
      <style:text-properties officeooo:rsid="001475e6" officeooo:paragraph-rsid="001475e6"/>
    </style:style>
    <style:style style:name="P47" style:family="paragraph" style:parent-style-name="Text_20_body" style:list-style-name="L1">
      <style:paragraph-properties fo:margin-top="0cm" fo:margin-bottom="0cm" loext:contextual-spacing="false"/>
      <style:text-properties style:font-name="Monospace" fo:font-size="10pt" style:font-name-asian="Monospace" style:font-size-asian="10pt" style:font-name-complex="Monospace" style:font-size-complex="10pt"/>
    </style:style>
    <style:style style:name="P48" style:family="paragraph" style:parent-style-name="Text_20_body">
      <style:paragraph-properties fo:margin-left="0cm" fo:margin-right="0cm" fo:text-align="start" style:justify-single-word="false" fo:text-indent="0cm" style:auto-text-indent="false"/>
      <style:text-properties fo:color="#000000" style:font-name="Monospace1" fo:font-size="10pt" officeooo:rsid="0013e58b" officeooo:paragraph-rsid="0013e58b" style:font-size-asian="10pt" style:font-size-complex="8pt"/>
    </style:style>
    <style:style style:name="P49" style:family="paragraph" style:parent-style-name="Heading_20_2">
      <style:paragraph-properties fo:margin-top="0cm" fo:margin-bottom="0cm" loext:contextual-spacing="false"/>
    </style:style>
    <style:style style:name="P50" style:family="paragraph" style:parent-style-name="Heading_20_3">
      <style:text-properties fo:color="#000000" style:font-name="Times New Roman" fo:font-size="12pt" style:font-size-asian="12pt" style:font-size-complex="12pt"/>
    </style:style>
    <style:style style:name="P51"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Preformatted_20_Text">
      <style:text-properties style:font-name="Courier New" fo:font-size="8pt" style:font-size-asian="8pt" style:font-size-complex="8pt"/>
    </style:style>
    <style:style style:name="P55" style:family="paragraph" style:parent-style-name="Preformatted_20_Text">
      <style:paragraph-properties fo:margin-top="0cm" fo:margin-bottom="0.499cm" loext:contextual-spacing="false"/>
      <style:text-properties style:font-name="Courier New" fo:font-size="8pt" officeooo:paragraph-rsid="0013e58b" style:font-size-asian="8pt" style:font-size-complex="8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fo:font-size="10pt" style:text-underline-style="none"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officeooo:rsid="0010d407" style:font-style-asian="italic" style:font-style-complex="italic"/>
    </style:style>
    <style:style style:name="T11" style:family="text">
      <style:text-properties fo:color="#000000" fo:font-style="italic" style:font-name-asian="Monaco" style:font-style-asian="italic" style:font-name-complex="Monaco"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Monospace1" fo:font-size="10pt" style:font-size-asian="10pt"/>
    </style:style>
    <style:style style:name="T14" style:family="text">
      <style:text-properties fo:color="#000000" style:font-name="Arial" fo:font-size="14pt" style:font-size-asian="14pt" style:font-size-complex="14pt"/>
    </style:style>
    <style:style style:name="T15" style:family="text">
      <style:text-properties fo:color="#000000" style:font-name="Arial" fo:font-size="14pt" style:font-name-asian="Monospace" style:font-size-asian="14pt" style:font-name-complex="Monospace" style:font-size-complex="14pt"/>
    </style:style>
    <style:style style:name="T16" style:family="text">
      <style:text-properties fo:color="#000000" style:font-name="Courier New" fo:font-size="12pt" style:font-size-asian="12pt" style:font-size-complex="12pt"/>
    </style:style>
    <style:style style:name="T17" style:family="text">
      <style:text-properties fo:color="#000000" style:font-name="Courier New" fo:font-size="12pt" style:font-name-asian="Monospace" style:font-size-asian="12pt" style:font-name-complex="Monospace" style:font-size-complex="12pt"/>
    </style:style>
    <style:style style:name="T18" style:family="text">
      <style:text-properties fo:color="#000000" style:font-name="Courier New" fo:font-size="8pt" style:font-name-asian="Monaco" style:font-size-asian="8pt" style:font-name-complex="Monaco" style:font-size-complex="8pt"/>
    </style:style>
    <style:style style:name="T19" style:family="text">
      <style:text-properties fo:color="#000000" style:font-name="Courier New" fo:font-size="8pt" style:font-size-asian="8pt" style:font-size-complex="8pt"/>
    </style:style>
    <style:style style:name="T20" style:family="text">
      <style:text-properties fo:color="#000000" officeooo:rsid="0010d407"/>
    </style:style>
    <style:style style:name="T21" style:family="text">
      <style:text-properties fo:color="#000000" style:font-name-asian="Monaco" style:font-name-complex="Monaco"/>
    </style:style>
    <style:style style:name="T22" style:family="text">
      <style:text-properties fo:color="#000000" officeooo:rsid="0016e5b0"/>
    </style:style>
    <style:style style:name="T23" style:family="text">
      <style:text-properties fo:color="#000000" officeooo:rsid="001806a7"/>
    </style:style>
    <style:style style:name="T24" style:family="text">
      <style:text-properties fo:color="#000000" style:font-name="Courier New" fo:font-size="12pt" style:font-name-asian="Monospace" style:font-size-asian="12pt" style:font-name-complex="Monospace" style:font-size-complex="12pt"/>
    </style:style>
    <style:style style:name="T25" style:family="text">
      <style:text-properties fo:color="#000000" style:font-name="Times New Roman" fo:font-size="12pt" style:font-size-asian="12pt" style:font-size-complex="12pt"/>
    </style:style>
    <style:style style:name="T26" style:family="text">
      <style:text-properties fo:color="#000000" style:font-name="Times New Roman" fo:font-size="12pt" officeooo:rsid="001086c3" style:font-size-asian="12pt" style:font-size-complex="12pt"/>
    </style:style>
    <style:style style:name="T27" style:family="text">
      <style:text-properties fo:color="#000000" style:font-name="Times New Roman" fo:font-size="12pt" style:font-name-asian="Monospace" style:font-size-asian="12pt" style:font-name-complex="Monospace" style:font-size-complex="12pt"/>
    </style:style>
    <style:style style:name="T28" style:family="text">
      <style:text-properties fo:color="#2a00ff"/>
    </style:style>
    <style:style style:name="T29" style:family="text">
      <style:text-properties fo:color="#2a00ff" style:font-name="Monospace" style:font-name-asian="Monospace" style:font-name-complex="Monospace"/>
    </style:style>
    <style:style style:name="T30" style:family="text">
      <style:text-properties fo:color="#2a00ff" style:font-name="Monospace" fo:font-size="10pt" style:font-size-asian="10pt" style:font-size-complex="10pt"/>
    </style:style>
    <style:style style:name="T31" style:family="text">
      <style:text-properties fo:color="#2a00ff" style:font-name="Monospace" fo:font-size="10pt" officeooo:rsid="00178fb6" style:font-size-asian="10pt" style:font-size-complex="10pt"/>
    </style:style>
    <style:style style:name="T32" style:family="text">
      <style:text-properties fo:color="#2a00ff" style:font-name="Monospace" fo:font-size="10pt" officeooo:rsid="001086c3" style:font-size-asian="10pt" style:font-size-complex="10pt"/>
    </style:style>
    <style:style style:name="T33" style:family="text">
      <style:text-properties fo:color="#2a00ff" fo:font-weight="normal" style:font-weight-asian="normal" style:font-weight-complex="normal"/>
    </style:style>
    <style:style style:name="T34" style:family="text">
      <style:text-properties fo:color="#2a00ff" officeooo:rsid="000d6bda"/>
    </style:style>
    <style:style style:name="T35" style:family="text">
      <style:text-properties fo:color="#2a00ff" officeooo:rsid="000f4f34"/>
    </style:style>
    <style:style style:name="T36" style:family="text">
      <style:text-properties fo:color="#2a00ff" officeooo:rsid="0010d407"/>
    </style:style>
    <style:style style:name="T37" style:family="text">
      <style:text-properties fo:color="#2a00ff" style:font-name-asian="Monaco" style:font-name-complex="Monaco"/>
    </style:style>
    <style:style style:name="T38" style:family="text">
      <style:text-properties fo:color="#2a00ff" officeooo:rsid="0016e5b0"/>
    </style:style>
    <style:style style:name="T39" style:family="text">
      <style:text-properties fo:color="#2a00ff" officeooo:rsid="001806a7"/>
    </style:style>
    <style:style style:name="T40" style:family="text">
      <style:text-properties fo:color="#0000c0"/>
    </style:style>
    <style:style style:name="T41" style:family="text">
      <style:text-properties fo:color="#0000c0" fo:font-style="italic" style:font-style-asian="italic" style:font-style-complex="italic"/>
    </style:style>
    <style:style style:name="T42" style:family="text">
      <style:text-properties fo:color="#0000c0" fo:font-style="italic" officeooo:rsid="0016e5b0" style:font-style-asian="italic" style:font-style-complex="italic"/>
    </style:style>
    <style:style style:name="T43" style:family="text">
      <style:text-properties fo:color="#0000c0" fo:font-style="italic" officeooo:rsid="001806a7" style:font-style-asian="italic" style:font-style-complex="italic"/>
    </style:style>
    <style:style style:name="T44" style:family="text">
      <style:text-properties fo:color="#0000c0" fo:font-style="italic" fo:font-weight="bold" style:font-style-asian="italic" style:font-weight-asian="bold" style:font-style-complex="italic" style:font-weight-complex="bold"/>
    </style:style>
    <style:style style:name="T45" style:family="text">
      <style:text-properties style:font-name="Monospace" fo:font-size="10pt" fo:font-style="italic" style:font-size-asian="10pt" style:font-style-asian="italic" style:font-size-complex="10pt" style:font-style-complex="italic"/>
    </style:style>
    <style:style style:name="T46" style:family="text">
      <style:text-properties style:font-name="Monospace" fo:font-size="10pt" style:font-size-asian="10pt" style:font-size-complex="10pt"/>
    </style:style>
    <style:style style:name="T47" style:family="text">
      <style:text-properties style:font-name="Times New Roman"/>
    </style:style>
    <style:style style:name="T48" style:family="text">
      <style:text-properties fo:color="#6a3e3e"/>
    </style:style>
    <style:style style:name="T49" style:family="text">
      <style:text-properties fo:color="#6a3e3e" style:font-name="Courier New" fo:font-size="8pt" style:font-name-asian="Monaco" style:font-size-asian="8pt" style:font-name-complex="Monaco" style:font-size-complex="8pt"/>
    </style:style>
    <style:style style:name="T50" style:family="text">
      <style:text-properties fo:font-style="italic" style:font-style-asian="italic" style:font-style-complex="italic"/>
    </style:style>
    <style:style style:name="T51" style:family="text">
      <style:text-properties officeooo:rsid="000aae6a"/>
    </style:style>
    <style:style style:name="T52" style:family="text">
      <style:text-properties style:text-underline-style="none"/>
    </style:style>
    <style:style style:name="T53" style:family="text">
      <style:text-properties officeooo:rsid="000c2d32"/>
    </style:style>
    <style:style style:name="T54" style:family="text">
      <style:text-properties officeooo:rsid="000d6bda"/>
    </style:style>
    <style:style style:name="T55" style:family="text">
      <style:text-properties officeooo:rsid="001086c3"/>
    </style:style>
    <style:style style:name="T56" style:family="text">
      <style:text-properties style:font-name="Times New Roman"/>
    </style:style>
    <style:style style:name="T57" style:family="text">
      <style:text-properties style:font-name="Times New Roman" fo:font-size="12pt" style:font-size-asian="12pt" style:font-size-complex="12pt"/>
    </style:style>
    <style:style style:name="T58" style:family="text">
      <style:text-properties style:font-name="Times New Roman" fo:font-size="12pt" officeooo:rsid="001c8734" style:font-size-asian="12pt" style:font-size-complex="12pt"/>
    </style:style>
    <style:style style:name="T59" style:family="text">
      <style:text-properties officeooo:rsid="001806a7"/>
    </style:style>
    <style:style style:name="T60" style:family="text">
      <style:text-properties officeooo:rsid="001f960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text:span text:style-name="T51">5</text:span>.<text:span text:style-name="T51">0</text:span>, 2017-<text:span text:style-name="T51">11</text:span>-<text:span text:style-name="T60">30</text:span></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6931_418471081" text:style-name="Index_20_Link" text:visited-style-name="Index_20_Link">Mustang project user documentation<text:tab/>1</text:a></text:p>
          <text:p text:style-name="P52"><text:a xlink:type="simple" xlink:href="#__RefHeading__6933_418471081" text:style-name="Index_20_Link" text:visited-style-name="Index_20_Link">About Mustangproject<text:tab/>1</text:a></text:p>
          <text:p text:style-name="P52"><text:a xlink:type="simple" xlink:href="#__RefHeading__6935_418471081" text:style-name="Index_20_Link" text:visited-style-name="Index_20_Link">Overview of ZUGFeRD-Solutions<text:tab/>1</text:a></text:p>
          <text:p text:style-name="P52"><text:a xlink:type="simple" xlink:href="#__RefHeading__6971_418471081" text:style-name="Index_20_Link" text:visited-style-name="Index_20_Link">Download/Project setup<text:tab/>2</text:a></text:p>
          <text:p text:style-name="P53"><text:a xlink:type="simple" xlink:href="#__RefHeading__6973_418471081" text:style-name="Index_20_Link" text:visited-style-name="Index_20_Link">Source code<text:tab/>2</text:a></text:p>
          <text:p text:style-name="P53"><text:a xlink:type="simple" xlink:href="#__RefHeading__6975_418471081" text:style-name="Index_20_Link" text:visited-style-name="Index_20_Link">Project setup without Maven<text:tab/>2</text:a></text:p>
          <text:p text:style-name="P53"><text:a xlink:type="simple" xlink:href="#__RefHeading__6977_418471081" text:style-name="Index_20_Link" text:visited-style-name="Index_20_Link">With Maven<text:tab/>3</text:a></text:p>
          <text:p text:style-name="P52"><text:a xlink:type="simple" xlink:href="#__RefHeading__6939_418471081" text:style-name="Index_20_Link" text:visited-style-name="Index_20_Link">Reading ZUGFeRD data<text:tab/>3</text:a></text:p>
          <text:p text:style-name="P53"><text:a xlink:type="simple" xlink:href="#__RefHeading__6941_418471081" text:style-name="Index_20_Link" text:visited-style-name="Index_20_Link">Complete sample source code for reading ZUGFeRD data<text:tab/>4</text:a></text:p>
          <text:p text:style-name="P52"><text:a xlink:type="simple" xlink:href="#__RefHeading__6943_418471081" text:style-name="Index_20_Link" text:visited-style-name="Index_20_Link">Writing a ZUGFeRD-PDF file<text:tab/>4</text:a></text:p>
          <text:p text:style-name="P53"><text:a xlink:type="simple" xlink:href="#__RefHeading__6945_4184710811" text:style-name="Index_20_Link" text:visited-style-name="Index_20_Link">Complete source code example for writing ZUGFeRD PDFs<text:tab/>7</text:a></text:p>
          <text:p text:style-name="P53"><text:a xlink:type="simple" xlink:href="#__RefHeading__6979_4184710811" text:style-name="Index_20_Link" text:visited-style-name="Index_20_Link">Writing custom XML-Data<text:tab/>7</text:a></text:p>
          <text:p text:style-name="P53"><text:a xlink:type="simple" xlink:href="#__RefHeading__7143_1002515601" text:style-name="Index_20_Link" text:visited-style-name="Index_20_Link">Supplementary functions<text:tab/>7</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B" table:number-columns-repeated="3"/>
        <table:table-column table:style-name="Tabelle1.H"/>
        <table:table-column table:style-name="Tabelle1.A"/>
        <table:table-column table:style-name="Tabelle1.J"/>
        <table:table-column table:style-name="Tabelle1.B"/>
        <table:table-column table:style-name="Tabelle1.L"/>
        <table:table-row>
          <table:table-cell table:style-name="Tabelle1.A1" table:number-rows-spanned="2" office:value-type="string">
            <text:p text:style-name="P9"/>
          </table:table-cell>
          <table:table-cell table:style-name="Tabelle1.A1" table:number-rows-spanned="2" office:value-type="string">
            <text:p text:style-name="P9">Platform</text:p>
          </table:table-cell>
          <table:table-cell table:style-name="Tabelle1.A1" table:number-rows-spanned="2" office:value-type="string">
            <text:p text:style-name="P9">License</text:p>
          </table:table-cell>
          <table:table-cell table:style-name="Tabelle1.A1" table:number-rows-spanned="2" office:value-type="string">
            <text:p text:style-name="P15">ZF Versions</text:p>
          </table:table-cell>
          <table:table-cell table:style-name="Tabelle1.A1" table:number-columns-spanned="4" office:value-type="string">
            <text:p text:style-name="P12">Functionality</text:p>
          </table:table-cell>
          <table:covered-table-cell/>
          <table:covered-table-cell/>
          <table:covered-table-cell/>
          <table:table-cell table:style-name="Tabelle1.A1" table:number-columns-spanned="3" office:value-type="string">
            <text:p text:style-name="P12">Viable for</text:p>
          </table:table-cell>
          <table:covered-table-cell/>
          <table:covered-table-cell/>
          <table:table-cell table:style-name="Tabelle1.L1" table:number-rows-spanned="2" office:value-type="string">
            <text:p text:style-name="P9">Price</text:p>
          </table:table-cell>
        </table:table-row>
        <table:table-row>
          <table:covered-table-cell/>
          <table:covered-table-cell/>
          <table:covered-table-cell/>
          <table:covered-table-cell/>
          <table:table-cell table:style-name="Tabelle1.E2" office:value-type="string">
            <text:p text:style-name="P11">Read PDF</text:p>
          </table:table-cell>
          <table:table-cell table:style-name="Tabelle1.E2" office:value-type="string">
            <text:p text:style-name="P10">create XML</text:p>
          </table:table-cell>
          <table:table-cell table:style-name="Tabelle1.E2" office:value-type="string">
            <text:p text:style-name="P11"><text:s/>write PDF</text:p>
          </table:table-cell>
          <table:table-cell table:style-name="Tabelle1.E2" office:value-type="string">
            <text:p text:style-name="P11">PDF/A-Conversion</text:p>
          </table:table-cell>
          <table:table-cell table:style-name="Tabelle1.E2" office:value-type="string">
            <text:p text:style-name="P10">Commercial software</text:p>
          </table:table-cell>
          <table:table-cell table:style-name="Tabelle1.E2" office:value-type="string">
            <text:p text:style-name="P10">Freeware</text:p>
          </table:table-cell>
          <table:table-cell table:style-name="Tabelle1.E2" office:value-type="string">
            <text:p text:style-name="P10">Open Source</text:p>
          </table:table-cell>
          <table:covered-table-cell/>
        </table:table-row>
        <table:table-row>
          <table:table-cell table:style-name="Tabelle1.E2" office:value-type="string">
            <text:p text:style-name="P9">intarsys</text:p>
          </table:table-cell>
          <table:table-cell table:style-name="Tabelle1.E2" office:value-type="string">
            <text:p text:style-name="P9">Java</text:p>
          </table:table-cell>
          <table:table-cell table:style-name="Tabelle1.E2" office:value-type="string">
            <text:p text:style-name="P9">proprietary</text:p>
          </table:table-cell>
          <table:table-cell table:style-name="Tabelle1.E2" office:value-type="string">
            <text:p text:style-name="P15">1</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No</text:p>
          </table:table-cell>
          <table:table-cell table:style-name="Tabelle1.L3" office:value-type="string">
            <text:p text:style-name="P9">On request</text:p>
          </table:table-cell>
        </table:table-row>
        <table:table-row>
          <table:table-cell table:style-name="Tabelle1.E2" office:value-type="string">
            <text:p text:style-name="P9">Konik</text:p>
          </table:table-cell>
          <table:table-cell table:style-name="Tabelle1.E2" office:value-type="string">
            <text:p text:style-name="P9">Java</text:p>
          </table:table-cell>
          <table:table-cell table:style-name="Tabelle1.E2" office:value-type="string">
            <text:p text:style-name="P9">AGPL</text:p>
          </table:table-cell>
          <table:table-cell table:style-name="Tabelle1.E2" office:value-type="string">
            <text:p text:style-name="P15">1</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No</text:p>
          </table:table-cell>
          <table:table-cell table:style-name="Tabelle1.E2" office:value-type="string">
            <text:p text:style-name="P16">No</text:p>
          </table:table-cell>
          <table:table-cell table:style-name="Tabelle1.E2" office:value-type="string">
            <text:p text:style-name="P16">No</text:p>
          </table:table-cell>
          <table:table-cell table:style-name="Tabelle1.E2" office:value-type="string">
            <text:p text:style-name="P16">Yes</text:p>
          </table:table-cell>
          <table:table-cell table:style-name="Tabelle1.L3" office:value-type="string">
            <text:p text:style-name="P9">0 €</text:p>
          </table:table-cell>
        </table:table-row>
        <table:table-row>
          <table:table-cell table:style-name="Tabelle1.E2" office:value-type="string">
            <text:p text:style-name="P9">Mustang</text:p>
          </table:table-cell>
          <table:table-cell table:style-name="Tabelle1.E2" office:value-type="string">
            <text:p text:style-name="P9">Java</text:p>
          </table:table-cell>
          <table:table-cell table:style-name="Tabelle1.E2" office:value-type="string">
            <text:p text:style-name="P9">APL</text:p>
          </table:table-cell>
          <table:table-cell table:style-name="Tabelle1.E2" office:value-type="string">
            <text:p text:style-name="P15">1</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No</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L3" office:value-type="string">
            <text:p text:style-name="P9">0 €</text:p>
          </table:table-cell>
        </table:table-row>
        <text:soft-page-break/>
        <table:table-row>
          <table:table-cell table:style-name="Tabelle1.E2" office:value-type="string">
            <text:p text:style-name="P13">https://github.com/akretion/factur-x</text:p>
          </table:table-cell>
          <table:table-cell table:style-name="Tabelle1.E2" office:value-type="string">
            <text:p text:style-name="P13">Python</text:p>
          </table:table-cell>
          <table:table-cell table:style-name="Tabelle1.E2" office:value-type="string">
            <text:p text:style-name="P13">BSD</text:p>
          </table:table-cell>
          <table:table-cell table:style-name="Tabelle1.E2" office:value-type="string">
            <text:p text:style-name="P15">1,2</text:p>
          </table:table-cell>
          <table:table-cell table:style-name="Tabelle1.E2" office:value-type="string">
            <text:p text:style-name="P17">No</text:p>
          </table:table-cell>
          <table:table-cell table:style-name="Tabelle1.E2" office:value-type="string">
            <text:p text:style-name="P17">No</text:p>
          </table:table-cell>
          <table:table-cell table:style-name="Tabelle1.E2" office:value-type="string">
            <text:p text:style-name="P17">Yes</text:p>
          </table:table-cell>
          <table:table-cell table:style-name="Tabelle1.E2" office:value-type="string">
            <text:p text:style-name="P17">No</text:p>
          </table:table-cell>
          <table:table-cell table:style-name="Tabelle1.E2" office:value-type="string">
            <text:p text:style-name="P17">Yes</text:p>
          </table:table-cell>
          <table:table-cell table:style-name="Tabelle1.E2" office:value-type="string">
            <text:p text:style-name="P17">Yes</text:p>
          </table:table-cell>
          <table:table-cell table:style-name="Tabelle1.E2" office:value-type="string">
            <text:p text:style-name="P17">Yes</text:p>
          </table:table-cell>
          <table:table-cell table:style-name="Tabelle1.L3" office:value-type="string">
            <text:p text:style-name="P14">0 €</text:p>
          </table:table-cell>
        </table:table-row>
        <table:table-row>
          <table:table-cell table:style-name="Tabelle1.E2" office:value-type="string">
            <text:p text:style-name="P9">https://github.com/stephanstapel/ZUGFeRD-csharp</text:p>
          </table:table-cell>
          <table:table-cell table:style-name="Tabelle1.E2" office:value-type="string">
            <text:p text:style-name="P9">C#</text:p>
          </table:table-cell>
          <table:table-cell table:style-name="Tabelle1.E2" office:value-type="string">
            <text:p text:style-name="P9">APL</text:p>
          </table:table-cell>
          <table:table-cell table:style-name="Tabelle1.E2" office:value-type="string">
            <text:p text:style-name="P15">1</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No</text:p>
          </table:table-cell>
          <table:table-cell table:style-name="Tabelle1.E2" office:value-type="string">
            <text:p text:style-name="P16">No</text:p>
          </table:table-cell>
          <table:table-cell table:style-name="Tabelle1.E2" office:value-type="string">
            <text:p text:style-name="P16">Yes</text:p>
          </table:table-cell>
          <table:table-cell table:style-name="Tabelle1.E2" office:value-type="string">
            <text:p text:style-name="P16">Yes</text:p>
          </table:table-cell>
          <table:table-cell table:style-name="Tabelle1.E2" office:value-type="string">
            <text:p text:style-name="P16">Yes</text:p>
          </table:table-cell>
          <table:table-cell table:style-name="Tabelle1.L3" office:value-type="string">
            <text:p text:style-name="P9">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1132455" text:style-name="L1">
        <text:list-item>
          <text:p text:style-name="P36">Start Eclipse, create a new Java-Eclipse-project, e.g. „MustangSample“. </text:p>
        </text:list-item>
        <text:list-item>
          <text:p text:style-name="P36">Change to that folder.</text:p>
        </text:list-item>
        <text:list-item>
          <text:p text:style-name="P36">Download </text:p>
          <text:list>
            <text:list-item>
              <text:p text:style-name="P36">Mustang</text:p>
              <text:list>
                <text:list-item>
                  <text:p text:style-name="P21">the JAR file <text:a xlink:type="simple" xlink:href="http://mustangproject.org/deploy/mustang-1.4.0-allinone.jar" text:style-name="Internet_20_link" text:visited-style-name="Visited_20_Internet_20_Link">http://mustangproject.org/deploy/mustang-1.</text:a><text:a xlink:type="simple" xlink:href="http://mustangproject.org/deploy/mustang-1.4.0-allinone.jar" text:style-name="Internet_20_link" text:visited-style-name="Visited_20_Internet_20_Link"><text:span text:style-name="T53">5</text:span></text:a><text:a xlink:type="simple" xlink:href="http://mustangproject.org/deploy/mustang-1.4.0-allinone.jar" text:style-name="Internet_20_link" text:visited-style-name="Visited_20_Internet_20_Link">.0.jar</text:a><text:note text:id="ftn1" text:note-class="footnote"><text:note-citation>1</text:note-citation><text:note-body><text:p text:style-name="Footnote">If you anyway embed PDFBox (pdfbox, fontbox, preflight, xmpbox as well as their dependencies apache-commons-io and apache-commons-logging) you can also download the much lighter <text:a xlink:type="simple" xlink:href="http://mustangproject.org/deploy/mustang-1.4.0.jar" text:style-name="Internet_20_link" text:visited-style-name="Visited_20_Internet_20_Link">http://mustangproject.org/deploy/</text:a><text:a xlink:type="simple" xlink:href="http://mustangproject.org/deploy/mustang-1.4.0.jar" text:style-name="Internet_20_link" text:visited-style-name="Visited_20_Internet_20_Link"><text:span text:style-name="T53">original-</text:span></text:a><text:a xlink:type="simple" xlink:href="http://mustangproject.org/deploy/mustang-1.4.0.jar" text:style-name="Internet_20_link" text:visited-style-name="Visited_20_Internet_20_Link">mustang-1.</text:a><text:a xlink:type="simple" xlink:href="http://mustangproject.org/deploy/mustang-1.4.0.jar" text:style-name="Internet_20_link" text:visited-style-name="Visited_20_Internet_20_Link"><text:span text:style-name="T53">5</text:span></text:a><text:a xlink:type="simple" xlink:href="http://mustangproject.org/deploy/mustang-1.4.0.jar" text:style-name="Internet_20_link" text:visited-style-name="Visited_20_Internet_20_Link">.0.jar</text:a></text:p></text:note-body></text:note></text:p>
                </text:list-item>
                <text:list-item>
                  <text:p text:style-name="P36">the notice file <text:s/><text:a xlink:type="simple" xlink:href="http://mustangproject.org/deploy/NOTICE" text:style-name="Internet_20_link" text:visited-style-name="Visited_20_Internet_20_Link">http://mustangproject.org/deploy/NOTICE</text:a> </text:p>
                </text:list-item>
              </text:list>
            </text:list-item>
            <text:list-item>
              <text:p text:style-name="P36">Download the sample </text:p>
              <text:list>
                <text:list-item>
                  <text:p text:style-name="P36">Either download the sample PDF-A/1 sample invoice without ZUGFeRD metadata from <text:a xlink:type="simple" xlink:href="http://www.mustangproject.org/MustangGnuaccountingBeispielRE-20171118_506blanko.pdf" text:style-name="Internet_20_link" text:visited-style-name="Visited_20_Internet_20_Link">http://www.mustangproject.org/MustangGnuaccountingBeispielRE-2017</text:a><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text:s text:c="2"/></text:p>
                </text:list-item>
                <text:list-item>
                  <text:p text:style-name="P36">Alternatively create the invoice PDF yourself </text:p>
                  <text:list>
                    <text:list-item>
                      <text:p text:style-name="P36">Download <text:a xlink:type="simple" xlink:href="http://www.mustangproject.org/MustangGnuaccountingBeispielRE-20171118_506.odt" text:style-name="Internet_20_link" text:visited-style-name="Visited_20_Internet_20_Link">http://www.mustangproject.org/MustangGnuaccountingBeispielRE-2017</text:a><text:a xlink:type="simple" xlink:href="http://www.mustangproject.org/MustangGnuaccountingBeispielRE-20171118_506.odt" text:style-name="Internet_20_link" text:visited-style-name="Visited_20_Internet_20_Link"><text:span text:style-name="T54">1118</text:span></text:a><text:a xlink:type="simple" xlink:href="http://www.mustangproject.org/MustangGnuaccountingBeispielRE-20171118_506.odt" text:style-name="Internet_20_link" text:visited-style-name="Visited_20_Internet_20_Link">_50</text:a><text:a xlink:type="simple" xlink:href="http://www.mustangproject.org/MustangGnuaccountingBeispielRE-20171118_506.odt" text:style-name="Internet_20_link" text:visited-style-name="Visited_20_Internet_20_Link"><text:span text:style-name="T54">6</text:span></text:a><text:a xlink:type="simple" xlink:href="http://www.mustangproject.org/MustangGnuaccountingBeispielRE-20171118_506.odt" text:style-name="Internet_20_link" text:visited-style-name="Visited_20_Internet_20_Link">.odt</text:a></text:p>
                    </text:list-item>
                    <text:list-item>
                      <text:p text:style-name="P36">Open this OpenOffice.org source file in Writer</text:p>
                    </text:list-item>
                    <text:list-item>
                      <text:p text:style-name="P36"><text:soft-page-break/>File|Export as PDF: Set the Checkbox PDF/A-1a in the export options</text:p>
                    </text:list-item>
                    <text:list-item>
                      <text:p text:style-name="P36">Save the PDF file as „<text:a xlink:type="simple" xlink:href="http://www.mustangproject.org/MustangGnuaccountingBeispielRE-20171118_506.odt" text:style-name="Internet_20_link" text:visited-style-name="Visited_20_Internet_20_Link">MustangGnuaccountingBeispielRE-2017</text:a><text:a xlink:type="simple" xlink:href="http://www.mustangproject.org/MustangGnuaccountingBeispielRE-20171118_506.odt" text:style-name="Internet_20_link" text:visited-style-name="Visited_20_Internet_20_Link"><text:span text:style-name="T54">1118</text:span></text:a><text:a xlink:type="simple" xlink:href="http://www.mustangproject.org/MustangGnuaccountingBeispielRE-20171118_506.odt" text:style-name="Internet_20_link" text:visited-style-name="Visited_20_Internet_20_Link">_50</text:a><text:a xlink:type="simple" xlink:href="http://www.mustangproject.org/MustangGnuaccountingBeispielRE-20171118_506.odt" text:style-name="Internet_20_link" text:visited-style-name="Visited_20_Internet_20_Link"><text:span text:style-name="T54">6</text:span></text:a><text:a xlink:type="simple" xlink:href="http://www.mustangproject.org/MustangGnuaccountingBeispielRE-20171118_506.odt" text:style-name="Internet_20_link" text:visited-style-name="Visited_20_Internet_20_Link">blanko.pdf</text:a>“ <text:s text:c="2"/></text:p>
                    </text:list-item>
                  </text:list>
                  <text:p text:style-name="P36"/>
                </text:list-item>
              </text:list>
            </text:list-item>
          </text:list>
        </text:list-item>
        <text:list-item>
          <text:p text:style-name="P36">Switch back to Eclipse. Add the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18">&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text:span text:style-name="T53">5</text:span>.0&lt;/version&gt;</text:p>
      <text:p text:style-name="P18">&lt;/dependency&gt;</text:p>
      <text:p text:style-name="Standard">It's a good idea to also import Apache Commons Logging and JAXB</text:p>
      <text:p text:style-name="P19"/>
      <text:p text:style-name="P19">&lt;dependency&gt; </text:p>
      <text:p text:style-name="P19"><text:s text:c="6"/>&lt;groupId&gt;commons-logging&lt;/groupId&gt; </text:p>
      <text:p text:style-name="P19"><text:s text:c="6"/>&lt;artifactId&gt;commons-logging&lt;/artifactId&gt; </text:p>
      <text:p text:style-name="P19"><text:s text:c="6"/>&lt;version&gt;1.1.1&lt;/version&gt; </text:p>
      <text:p text:style-name="P19">&lt;/dependency&gt;</text:p>
      <text:p text:style-name="P20">&lt;dependency&gt;</text:p>
      <text:p text:style-name="P4"><text:s text:c="4"/>&lt;groupId&gt;com.sun.xml.bind&lt;/groupId&gt;</text:p>
      <text:p text:style-name="P4"><text:s text:c="4"/>&lt;artifactId&gt;<text:span text:style-name="T52">jaxb-impl</text:span>&lt;/artifactId&gt;</text:p>
      <text:p text:style-name="P4"><text:s text:c="4"/>&lt;version&gt;2.2.5&lt;/version&gt;</text:p>
      <text:p text:style-name="P4">&lt;/dependency&gt;</text:p>
      <text:h text:style-name="P49" text:outline-level="2"/>
      <text:h text:style-name="Heading_20_2" text:outline-level="2"><text:bookmark-start text:name="__RefHeading__6939_418471081"/>Reading ZUGFeRD data<text:bookmark-end text:name="__RefHeading__6939_418471081"/></text:h>
      <text:list xml:id="list180807666253762" text:continue-list="list1132455" text:style-name="L1">
        <text:list-item text:start-value="1">
          <text:p text:style-name="P37">Download a proper sample with metadata like <text:a xlink:type="simple" xlink:href="http://www.mustangproject.org/MustangGnuaccountingBeispielRE-20171118_506.pdf" text:style-name="Internet_20_link" text:visited-style-name="Visited_20_Internet_20_Link">http://www.mustangproject.org/MustangGnuaccountingBeispielRE-2017</text:a><text:a xlink:type="simple" xlink:href="http://www.mustangproject.org/MustangGnuaccountingBeispielRE-20171118_506.pdf" text:style-name="Internet_20_link" text:visited-style-name="Visited_20_Internet_20_Link"><text:span text:style-name="T54">1118</text:span></text:a><text:a xlink:type="simple" xlink:href="http://www.mustangproject.org/MustangGnuaccountingBeispielRE-20171118_506.pdf" text:style-name="Internet_20_link" text:visited-style-name="Visited_20_Internet_20_Link">_50</text:a><text:a xlink:type="simple" xlink:href="http://www.mustangproject.org/MustangGnuaccountingBeispielRE-20171118_506.pdf" text:style-name="Internet_20_link" text:visited-style-name="Visited_20_Internet_20_Link"><text:span text:style-name="T54">6</text:span></text:a><text:a xlink:type="simple" xlink:href="http://www.mustangproject.org/MustangGnuaccountingBeispielRE-20171118_506.pdf" text:style-name="Internet_20_link" text:visited-style-name="Visited_20_Internet_20_Link">.pdf</text:a> .</text:p>
        </text:list-item>
        <text:list-item>
          <text:p text:style-name="P37">Create a new class in the src folder, called Reader. Check the „Public static void main()“ <text:s/>checkbox.</text:p>
        </text:list-item>
        <text:list-item>
          <text:p text:style-name="P22">Within the main method, enter „ZUGFeRDImporter zi=<text:span text:style-name="T1">new</text:span> ZUGFeRDImporter();“ and add the import by pressing STRG+SHIFT+O</text:p>
        </text:list-item>
        <text:list-item>
          <text:p text:style-name="P22">use zi.extract(PDF-filename) and <text:s/>canParse() to find out if ZUGFeRD-Data is present. </text:p>
        </text:list-item>
        <text:list-item>
          <text:p text:style-name="P22">After invoking zi.parse() you can access the getter-Methods like getAmount()</text:p>
        </text:list-item>
        <text:list-item>
          <text:p text:style-name="P22">There are only getters for few properties but additional ones can be added easily. Which data is <text:soft-page-break/>available can be seen in the ZUGFeRD-invoice.xml file embedded any ZUGFeRD compliant PDF</text:p>
        </text:list-item>
      </text:list>
      <text:p text:style-name="P7"/>
      <text:h text:style-name="Heading_20_3" text:outline-level="3"><text:bookmark-start text:name="__RefHeading__6941_418471081"/>Complete sample source code for reading ZUGFeRD data<text:bookmark-end text:name="__RefHeading__6941_418471081"/></text:h>
      <text:list xml:id="list180807070427831" text:continue-numbering="true" text:style-name="L1">
        <text:list-header>
          <text:p text:style-name="P23"><text:s/></text:p>
        </text:list-header>
      </text:list>
      <text:p text:style-name="P6"><text:span text:style-name="T1">package</text:span> sample;</text:p>
      <text:p text:style-name="P5"/>
      <text:p text:style-name="P5"><text:span text:style-name="T1">import</text:span><text:span text:style-name="T4"> org.mustangproject.ZUGFeRD.ZUGFeRDImporter;</text:span></text:p>
      <text:p text:style-name="P5"/>
      <text:p text:style-name="P5"><text:span text:style-name="T1">public</text:span><text:span text:style-name="T4"> </text:span><text:span text:style-name="T1">class</text:span><text:span text:style-name="T4"> Read {</text:span></text:p>
      <text:p text:style-name="P5"/>
      <text:p text:style-name="P5"><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5"><text:span text:style-name="T4"><text:tab/><text:tab/>ZUGFeRDImporter zi=</text:span><text:span text:style-name="T1">new</text:span><text:span text:style-name="T4"> ZUGFeRDImporter();</text:span></text:p>
      <text:p text:style-name="P5"><text:span text:style-name="T4"><text:tab/><text:tab/>zi.extract(</text:span><text:span text:style-name="T28">"./MustangGnuaccountingBeispielRE-2017</text:span><text:span text:style-name="T34">1118</text:span><text:span text:style-name="T28">_50</text:span><text:span text:style-name="T34">6</text:span><text:span text:style-name="T28">.pdf"</text:span><text:span text:style-name="T4">);</text:span></text:p>
      <text:p text:style-name="P5"><text:span text:style-name="T4"><text:tab/><text:tab/>System.</text:span><text:span text:style-name="T41">out</text:span><text:span text:style-name="T4">.println(</text:span><text:span text:style-name="T28">"Reading ZUGFeRD"</text:span><text:span text:style-name="T4">);</text:span></text:p>
      <text:p text:style-name="P5"><text:span text:style-name="T4"><text:tab/><text:tab/></text:span><text:span text:style-name="T1">if</text:span><text:span text:style-name="T4"> (zi.canParse()) {</text:span></text:p>
      <text:p text:style-name="P2"><text:tab/><text:tab/><text:tab/>zi.parse();</text:p>
      <text:p text:style-name="P5"><text:span text:style-name="T4"><text:tab/><text:tab/><text:tab/>System.</text:span><text:span text:style-name="T41">out</text:span><text:span text:style-name="T4">.println(</text:span><text:span text:style-name="T28">"Due amount:"</text:span><text:span text:style-name="T4">+zi.getAmount());</text:span></text:p>
      <text:p text:style-name="P5"><text:span text:style-name="T4"><text:tab/><text:tab/><text:tab/>System.</text:span><text:span text:style-name="T41">out</text:span><text:span text:style-name="T4">.println(</text:span><text:span text:style-name="T28">"BIC:"</text:span><text:span text:style-name="T4">+zi.getBIC());</text:span></text:p>
      <text:p text:style-name="P5"><text:span text:style-name="T4"><text:tab/><text:tab/><text:tab/>System.</text:span><text:span text:style-name="T41">out</text:span><text:span text:style-name="T4">.println(</text:span><text:span text:style-name="T28">"IBAN:"</text:span><text:span text:style-name="T4">+zi.getIBAN());</text:span></text:p>
      <text:p text:style-name="P5"><text:span text:style-name="T4"><text:tab/><text:tab/><text:tab/>System.</text:span><text:span text:style-name="T41">out</text:span><text:span text:style-name="T4">.println(</text:span><text:span text:style-name="T28">"Account holder name:"</text:span><text:span text:style-name="T4">+zi.getHolder());</text:span></text:p>
      <text:p text:style-name="P5"><text:span text:style-name="T4"><text:tab/><text:tab/><text:tab/>System.</text:span><text:span text:style-name="T41">out</text:span><text:span text:style-name="T4">.println(</text:span><text:span text:style-name="T28">"Document:"</text:span><text:span text:style-name="T4">+zi.getForeignReference());</text:span></text:p>
      <text:p text:style-name="P2"><text:tab/><text:tab/>}</text:p>
      <text:p text:style-name="P2"><text:tab/>}</text:p>
      <text:p text:style-name="P2">}</text:p>
      <text:p text:style-name="P8"/>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1181634053" text:style-name="L2">
        <text:list-item>
          <text:p text:style-name="P44">more data is being written than read in the read example and</text:p>
        </text:list-item>
        <text:list-item>
          <text:p text:style-name="P44">the exporter interacts via interfaces with your software.</text:p>
        </text:list-item>
      </text:list>
      <text:p text:style-name="Text_20_body"/>
      <text:list xml:id="list180807518284038" text:continue-list="list180807070427831" text:style-name="L1">
        <text:list-item text:start-value="1">
          <text:p text:style-name="P36">Create a new class in the src-folder, e.g. MustangWriter. Check the checkbox to generate „Public static void main()“ .</text:p>
        </text:list-item>
        <text:list-item>
          <text:p text:style-name="P36">Change <text:s/><text:span text:style-name="T2">public</text:span><text:span text:style-name="T5"> </text:span><text:span text:style-name="T2">class</text:span><text:span text:style-name="T5"> MustangWriter to </text:span><text:span text:style-name="T2">public</text:span><text:span text:style-name="T5"> </text:span><text:span text:style-name="T2">class</text:span><text:span text:style-name="T5"> </text:span><text:span text:style-name="T7">MustangWriter</text:span><text:span text:style-name="T5"> </text:span><text:span text:style-name="T2">implements</text:span><text:span text:style-name="T5"> IZUGFeRDExportableTransaction</text:span></text:p>
        </text:list-item>
        <text:list-item>
          <text:p text:style-name="P36"><text:span text:style-name="T12">Add the following classes in in the same file:</text:span><text:span text:style-name="T5"> </text:span></text:p>
          <text:list>
            <text:list-item>
              <text:p text:style-name="P36"><text:span text:style-name="T2">class</text:span><text:span text:style-name="T5"> </text:span><text:span text:style-name="T6">Contact</text:span><text:span text:style-name="T5"> </text:span><text:span text:style-name="T2">implements</text:span><text:span text:style-name="T5"> IZUGFeRDExportableContact {}</text:span></text:p>
            </text:list-item>
            <text:list-item>
              <text:p text:style-name="P26"><text:span text:style-name="T1">class</text:span><text:span text:style-name="T4"> </text:span><text:span text:style-name="T9">Item</text:span><text:span text:style-name="T4"> </text:span><text:span text:style-name="T1">implements</text:span><text:span text:style-name="T4"> IZUGFeRDExportableItem {</text:span></text:p>
              <text:list>
                <text:list-header>
                  <text:p text:style-name="P26"><text:span text:style-name="T1">private</text:span><text:span text:style-name="T4"> BigDecimal </text:span><text:span text:style-name="T40">price</text:span><text:span text:style-name="T4">, </text:span><text:span text:style-name="T40">quantity</text:span><text:span text:style-name="T4">;</text:span></text:p>
                </text:list-header>
              </text:list>
            </text:list-item>
          </text:list>
          <text:p text:style-name="P27"><text:span text:style-name="T4"><text:tab/></text:span><text:span text:style-name="T1">private</text:span><text:span text:style-name="T4"> Product </text:span><text:span text:style-name="T40">product</text:span><text:span text:style-name="T4">;</text:span></text:p>
          <text:list text:continue-numbering="true">
            <text:list-header>
              <text:p text:style-name="P24">}</text:p>
            </text:list-header>
            <text:list-item>
              <text:p text:style-name="P26"><text:span text:style-name="T1">class</text:span><text:span text:style-name="T4"> Product </text:span><text:span text:style-name="T1">implements</text:span><text:span text:style-name="T4"> IZUGFeRDExportableProduct {</text:span></text:p>
              <text:list>
                <text:list-header>
                  <text:p text:style-name="P26"><text:span text:style-name="T1">private</text:span><text:span text:style-name="T4"> String </text:span><text:span text:style-name="T40">description</text:span><text:span text:style-name="T4">, </text:span><text:span text:style-name="T40">name</text:span><text:span text:style-name="T4">, </text:span><text:span text:style-name="T40">unit</text:span><text:span text:style-name="T4">;</text:span></text:p>
                </text:list-header>
              </text:list>
            </text:list-item>
          </text:list>
          <text:p text:style-name="P27"><text:span text:style-name="T4"><text:tab/></text:span><text:span text:style-name="T1">private</text:span><text:span text:style-name="T4"> BigDecimal </text:span><text:span text:style-name="T40">VATPercent</text:span><text:span text:style-name="T4">;</text:span></text:p>
          <text:list text:continue-numbering="true">
            <text:list-header>
              <text:p text:style-name="P25">}</text:p>
            </text:list-header>
          </text:list>
        </text:list-item>
        <text:list-item>
          <text:p text:style-name="P37"><text:soft-page-break/>Generate the imports by pressing CTRL+SHIFT+O</text:p>
        </text:list-item>
        <text:list-item>
          <text:p text:style-name="P37">Click left on MustangWriter and press ALT+SHIFT+S, select Override/Implement Methods and press return.</text:p>
        </text:list-item>
        <text:list-item>
          <text:p text:style-name="P37">Click on Contact and repeat the last step.</text:p>
        </text:list-item>
        <text:list-item>
          <text:p text:style-name="P37"><text:span text:style-name="T47">Click It</text:span>em, mark the variables, press ALT+SHIFT+S <text:s/>and select <text:s/>„<text:span text:style-name="T50">Generate Getters and Setters</text:span>“ first. Mark all members and press return.</text:p>
        </text:list-item>
        <text:list-item>
          <text:p text:style-name="P37">Click again on Item, press ALT+SHIFT+S and select „Generate Constructor using Fields“. Choose again all member variables and press return.</text:p>
        </text:list-item>
        <text:list-item>
          <text:p text:style-name="P41">For Item, „add unimplemented methods“ will add two methods (getItemAllowances and getItemCharges) which will work even if they return null.</text:p>
        </text:list-item>
        <text:list-item>
          <text:p text:style-name="P37">Repeat the last two steps for „Product“: Click Product, mark the variables, press ALT+SHIFT+S and select „Generate Getters and Setters“. Choose all members and press return.</text:p>
        </text:list-item>
        <text:list-item>
          <text:p text:style-name="P37">Item also needs other methods besides the getter/setters, <text:s/>press ALT+SHIFT+S, and choose <text:s/>Override/Implement Methods</text:p>
        </text:list-item>
        <text:list-item>
          <text:p text:style-name="P37">Click on Product again, press ALT+SHIFT+S and select „Generate Constructor using Fields“. Choose all members again and press return.</text:p>
        </text:list-item>
        <text:list-item>
          <text:p text:style-name="P37">The following methods of Contact should return the following:</text:p>
          <text:list>
            <text:list-item>
              <text:p text:style-name="P26"><text:span text:style-name="T4">getCountry(): </text:span><text:span text:style-name="T28">"DE"</text:span></text:p>
            </text:list-item>
            <text:list-item>
              <text:p text:style-name="P26"><text:span text:style-name="T4">getLocation(): </text:span><text:span text:style-name="T28">"Spielkreis"</text:span></text:p>
            </text:list-item>
            <text:list-item>
              <text:p text:style-name="P26"><text:span text:style-name="T4">getName(): </text:span><text:span text:style-name="T28">"Theodor Est"</text:span></text:p>
            </text:list-item>
            <text:list-item>
              <text:p text:style-name="P26"><text:span text:style-name="T4">getStreet(): </text:span><text:span text:style-name="T28">"Bahnstr. 42"</text:span></text:p>
            </text:list-item>
            <text:list-item>
              <text:p text:style-name="P26"><text:span text:style-name="T4">getVATID(): </text:span><text:span text:style-name="T28">"DE999999999"</text:span></text:p>
            </text:list-item>
            <text:list-item>
              <text:p text:style-name="P26"><text:span text:style-name="T4">getZIP(): </text:span><text:span text:style-name="T28">"88802"</text:span><text:span text:style-name="T4">;</text:span></text:p>
            </text:list-item>
          </text:list>
        </text:list-item>
        <text:list-item>
          <text:p text:style-name="P37">The following methods of the main class should return the following:</text:p>
          <text:list>
            <text:list-item>
              <text:p text:style-name="P27"><text:span text:style-name="T4">getDeliveryDate(): </text:span><text:span text:style-name="T1">new</text:span><text:span text:style-name="T4"> GregorianCalendar(2017,Calendar.</text:span><text:span text:style-name="T42">NOVEMBER</text:span><text:span text:style-name="T4">,</text:span><text:span text:style-name="T22">1</text:span><text:span text:style-name="T4">7).getTime()</text:span></text:p>
            </text:list-item>
            <text:list-item>
              <text:p text:style-name="P23">Pressing CTRL+SHIFT+O twice will import the necessary GregorianCalendar and Calendar class</text:p>
            </text:list-item>
            <text:list-item>
              <text:p text:style-name="P47"><text:span text:style-name="T8">getDueDate(): </text:span><text:span text:style-name="T3">new</text:span><text:span text:style-name="T8"> GregorianCalendar(2017,Calendar.</text:span><text:span text:style-name="T43">DECEMBER</text:span><text:span text:style-name="T8">,</text:span><text:span text:style-name="T23">9</text:span><text:span text:style-name="T8">).getTime()</text:span></text:p>
            </text:list-item>
            <text:list-item>
              <text:p text:style-name="P47"><text:span text:style-name="T8">getIssueDate(): </text:span><text:span text:style-name="T3">new</text:span><text:span text:style-name="T8"> GregorianCalendar(2017,Calendar.</text:span><text:span text:style-name="T42">NOVEMBER</text:span><text:span text:style-name="T8">,</text:span><text:span text:style-name="T22">18</text:span><text:span text:style-name="T8">).getTime()</text:span></text:p>
            </text:list-item>
            <text:list-item>
              <text:p text:style-name="P47"><text:span text:style-name="T8">getNumber(): </text:span><text:span text:style-name="T29">"RE-2017</text:span><text:span text:style-name="T38">1118</text:span><text:span text:style-name="T29">/50</text:span><text:span text:style-name="T38">6</text:span><text:span text:style-name="T29">"</text:span></text:p>
            </text:list-item>
            <text:list-item>
              <text:p text:style-name="P47"><text:span text:style-name="T8">getOwnBIC(): </text:span><text:span text:style-name="T29">"COBADEFFXXX"</text:span></text:p>
            </text:list-item>
            <text:list-item>
              <text:p text:style-name="P47"><text:span text:style-name="T4">getOwnBankName(): </text:span><text:span text:style-name="T33">"Commerzbank"</text:span></text:p>
            </text:list-item>
            <text:list-item>
              <text:p text:style-name="P34"><text:span text:style-name="T4">getOwnCountry() </text:span><text:span text:style-name="T28">"DE"</text:span></text:p>
            </text:list-item>
            <text:list-item>
              <text:p text:style-name="P47"><text:span text:style-name="T4">getOwnIBAN(): </text:span><text:span text:style-name="T28">"DE88 2008 0000 0970 3757 00"</text:span></text:p>
            </text:list-item>
            <text:list-item>
              <text:p text:style-name="P34"><text:span text:style-name="T4">getOwnLocation() </text:span><text:span text:style-name="T28">"Stadthausen"</text:span></text:p>
            </text:list-item>
            <text:list-item>
              <text:p text:style-name="P47"><text:span text:style-name="T4">getOwnOrganisationName(): </text:span><text:span text:style-name="T28">"Bei Spiel GmbH"</text:span></text:p>
            </text:list-item>
            <text:list-item>
              <text:p text:style-name="P34"><text:span text:style-name="T4">getOwnStreet() </text:span><text:span text:style-name="T28">"Ecke 12"</text:span></text:p>
            </text:list-item>
            <text:list-item>
              <text:p text:style-name="P47"><text:span text:style-name="T4">getOwnTaxID(): </text:span><text:span text:style-name="T28">"22/815/0815/4"</text:span></text:p>
            </text:list-item>
            <text:list-item>
              <text:p text:style-name="P47"><text:span text:style-name="T4">getOwnVATID(): </text:span><text:span text:style-name="T28">"DE136695976"</text:span></text:p>
            </text:list-item>
            <text:list-item>
              <text:p text:style-name="P34"><text:span text:style-name="T4">getOwnZIP() </text:span><text:span text:style-name="T28">"12345"</text:span></text:p>
            </text:list-item>
            <text:list-item>
              <text:p text:style-name="P34"><text:span text:style-name="T4">getOwnOrganisationFullPlaintextInfo(): </text:span><text:span text:style-name="T28">"Bei Spiel GmbH\n"</text:span><text:span text:style-name="T4">+</text:span></text:p>
              <text:p text:style-name="P34"><text:span text:style-name="T28">"Ecke 12\n"</text:span><text:span text:style-name="T4">+</text:span></text:p>
              <text:p text:style-name="P34"><text:span text:style-name="T28">"12345 Stadthausen\n"</text:span><text:span text:style-name="T4">+</text:span></text:p>
              <text:p text:style-name="P35">"Geschäftsführer: Max Mustermann"</text:p>
            </text:list-item>
            <text:list-item>
              <text:p text:style-name="P47"><text:span text:style-name="T4">getRecipient(): </text:span><text:span text:style-name="T1">new</text:span><text:span text:style-name="T4"> Contact()</text:span></text:p>
            </text:list-item>
            <text:list-item>
              <text:p text:style-name="P22"><text:soft-page-break/>getZFItems() of the main class can now create products and return them as a arrays of items:</text:p>
            </text:list-item>
          </text:list>
          <text:p text:style-name="P26"><text:span text:style-name="T4"><text:tab/><text:tab/>Item[] allItems=</text:span><text:span text:style-name="T1">new</text:span><text:span text:style-name="T4"> Item[3];</text:span></text:p>
        </text:list-item>
      </text:list>
      <text:p text:style-name="P5"><text:span text:style-name="T4"><text:tab/><text:tab/>Product designProduct=</text:span><text:span text:style-name="T1">new</text:span><text:span text:style-name="T4"> Product(</text:span><text:span text:style-name="T28">""</text:span><text:span text:style-name="T4">, </text:span><text:span text:style-name="T28">"Künstlerische Gestaltung (Stunde): Einer Beispielrechnung"</text:span><text:span text:style-name="T4">, </text:span><text:span text:style-name="T28">"HUR"</text:span><text:span text:style-name="T4">, </text:span><text:span text:style-name="T1">new</text:span><text:span text:style-name="T4"> BigDecimal(</text:span><text:span text:style-name="T28">"7.000000"</text:span><text:span text:style-name="T4">));</text:span></text:p>
      <text:p text:style-name="P5"><text:span text:style-name="T4"><text:tab/><text:tab/>Product balloonProduct=</text:span><text:span text:style-name="T1">new</text:span><text:span text:style-name="T4"> Product(</text:span><text:span text:style-name="T28">""</text:span><text:span text:style-name="T4">, </text:span><text:span text:style-name="T28">"Luftballon: Bunt, ca. 500ml"</text:span><text:span text:style-name="T4">, </text:span><text:span text:style-name="T28">"C62"</text:span><text:span text:style-name="T4">, </text:span><text:span text:style-name="T1">new</text:span><text:span text:style-name="T4"> BigDecimal(</text:span><text:span text:style-name="T28">"19.000000"</text:span><text:span text:style-name="T4">));</text:span></text:p>
      <text:p text:style-name="P5"><text:span text:style-name="T4"><text:tab/><text:tab/>Product airProduct=</text:span><text:span text:style-name="T1">new</text:span><text:span text:style-name="T4"> Product(</text:span><text:span text:style-name="T28">""</text:span><text:span text:style-name="T4">, </text:span><text:span text:style-name="T28">"Heiße Luft pro Liter"</text:span><text:span text:style-name="T4">, </text:span><text:span text:style-name="T28">"LTR"</text:span><text:span text:style-name="T4">, </text:span><text:span text:style-name="T1">new</text:span><text:span text:style-name="T4"> BigDecimal(</text:span><text:span text:style-name="T28">"19.000000"</text:span><text:span text:style-name="T4">));</text:span></text:p>
      <text:p text:style-name="P2"><text:tab/><text:tab/></text:p>
      <text:p text:style-name="P5"><text:span text:style-name="T4"><text:tab/><text:tab/>allItems[0]=</text:span><text:span text:style-name="T1">new</text:span><text:span text:style-name="T4"> Item(</text:span><text:span text:style-name="T1">new</text:span><text:span text:style-name="T4"> BigDecimal(</text:span><text:span text:style-name="T28">"160"</text:span><text:span text:style-name="T4">), </text:span><text:span text:style-name="T1">new</text:span><text:span text:style-name="T4"> BigDecimal(</text:span><text:span text:style-name="T28">"1"</text:span><text:span text:style-name="T4">), designProduct);</text:span></text:p>
      <text:p text:style-name="P5"><text:span text:style-name="T4"><text:tab/><text:tab/>allItems[1]=</text:span><text:span text:style-name="T1">new</text:span><text:span text:style-name="T4"> Item(</text:span><text:span text:style-name="T1">new</text:span><text:span text:style-name="T4"> BigDecimal(</text:span><text:span text:style-name="T28">"0.79"</text:span><text:span text:style-name="T4">), </text:span><text:span text:style-name="T1">new</text:span><text:span text:style-name="T4"> BigDecimal(</text:span><text:span text:style-name="T28">"400"</text:span><text:span text:style-name="T4">), balloonProduct);</text:span></text:p>
      <text:p text:style-name="P5"><text:span text:style-name="T4"><text:tab/><text:tab/>allItems[2]=</text:span><text:span text:style-name="T1">new</text:span><text:span text:style-name="T4"> Item(</text:span><text:span text:style-name="T1">new</text:span><text:span text:style-name="T4"> BigDecimal(</text:span><text:span text:style-name="T28">"0.10"</text:span><text:span text:style-name="T4">), </text:span><text:span text:style-name="T1">new</text:span><text:span text:style-name="T4"> BigDecimal(</text:span><text:span text:style-name="T28">"200"</text:span><text:span text:style-name="T4">), airProduct);</text:span></text:p>
      <text:p text:style-name="P5"><text:span text:style-name="T4"><text:tab/><text:tab/></text:span><text:span text:style-name="T1">return</text:span><text:span text:style-name="T4"> allItems;</text:span></text:p>
      <text:list xml:id="list180808904809198" text:continue-numbering="true" text:style-name="L1">
        <text:list-header>
          <text:p text:style-name="P24"/>
          <text:p text:style-name="P43"><text:s/></text:p>
          <text:list text:continue-numbering="true">
            <text:list-item>
              <text:p text:style-name="P37">Now create a private void apply method <text:span text:style-name="T59">in the main class</text:span></text:p>
            </text:list-item>
            <text:list-item>
              <text:p text:style-name="P37">Please instantiate this main MustangWriter class in the main method and invoke the apply() function. </text:p>
            </text:list-item>
            <text:list-item>
              <text:p text:style-name="P37">In the apply-method you can now</text:p>
              <text:list>
                <text:list-item>
                  <text:p text:style-name="P37"><text:span text:style-name="T55">create</text:span> a <text:span text:style-name="T55">new ZUGFeRDExporterFromA1Factory</text:span>, <text:span text:style-name="T55">run </text:span><text:s/></text:p>
                </text:list-item>
                <text:list-item>
                  <text:p text:style-name="P39"><text:span text:style-name="T55">setProducer and setCreator on it (e.g. ZUGFeRDExporter ze=new ZUGFeRDExporterFromA1Factory().setProducer(</text:span><text:span text:style-name="T32">"string"</text:span><text:span text:style-name="T55">).setCreator(</text:span><text:span text:style-name="T32">"string"</text:span><text:span text:style-name="T55">)) and get the ZUGFeRDExporter from the factories load(</text:span><text:span text:style-name="T32">"./MustangGnuaccountingBeispielRE-20171118_506new.pdf"</text:span><text:span text:style-name="T55">) method. Feel free to use your own PDF/A-1 invoice file. In this chain (.setProducer.setCreator...) you can also insert setZUGFeRDVersion(2).</text:span></text:p>
                </text:list-item>
                <text:list-item>
                  <text:p text:style-name="P40">use the PDFattachZugferdFile-method (with the IZUGFeRDExportableTransation, i.e. „this“ as parameter) <text:span text:style-name="T59">on the ZUGFeRDExporter </text:span>and <text:s text:c="4"/><text:tab/><text:tab/></text:p>
                </text:list-item>
                <text:list-item>
                  <text:p text:style-name="P37">use export to save <text:span text:style-name="T55">the PDF/A-3 file</text:span>. The apply-method then looks – with according try/catch-blocks- as follows: <text:s text:c="2"/><text:tab/></text:p>
                </text:list-item>
              </text:list>
            </text:list-item>
          </text:list>
        </text:list-header>
      </text:list>
      <text:p text:style-name="P8"/>
      <text:p text:style-name="P5"><text:span text:style-name="T1"><text:tab/><text:tab/>try</text:span><text:span text:style-name="T4"> { </text:span></text:p>
      <text:p text:style-name="P5"><text:span text:style-name="T4"><text:tab/><text:tab/><text:tab/>System.</text:span><text:span text:style-name="T41">out</text:span><text:span text:style-name="T4">.println(</text:span><text:span text:style-name="T28">"</text:span><text:span text:style-name="T39">Reading</text:span><text:span text:style-name="T28"> Blanko-PDF"</text:span><text:span text:style-name="T4">); </text:span></text:p>
      <text:p text:style-name="P5"><text:span text:style-name="T4"><text:tab/><text:tab/><text:tab/>ZUGFeRDExporter ze = </text:span><text:span text:style-name="T1">new</text:span><text:span text:style-name="T4"> ZUGFeRDExporte</text:span><text:span text:style-name="T20">rFromA1Factory</text:span><text:span text:style-name="T4">().</text:span><text:span text:style-name="T20">setProducer(</text:span><text:span text:style-name="T36">"My Application"</text:span><text:span text:style-name="T20">).setCreator(System.</text:span><text:span text:style-name="T10">getProperty</text:span><text:span text:style-name="T20">(</text:span><text:span text:style-name="T36">"user.name"</text:span><text:span text:style-name="T20">)).load(</text:span><text:span text:style-name="T36">"./MustangGnuaccountingBeispielRE-2017</text:span><text:span text:style-name="T35">1118</text:span><text:span text:style-name="T36">_50</text:span><text:span text:style-name="T35">6</text:span><text:span text:style-name="T36">blanko.pdf"</text:span><text:span text:style-name="T20">)</text:span><text:span text:style-name="T4">; </text:span></text:p>
      <text:p text:style-name="P5"><text:span text:style-name="T4"><text:tab/><text:tab/><text:tab/>System.</text:span><text:span text:style-name="T41">out</text:span><text:span text:style-name="T4">.println(</text:span><text:span text:style-name="T28">"</text:span><text:span text:style-name="T36">Generat</text:span><text:span text:style-name="T39">ing</text:span><text:span text:style-name="T36"> and attach</text:span><text:span text:style-name="T39">ing</text:span><text:span text:style-name="T36"> </text:span><text:span text:style-name="T28">ZUGFeRD-Dat</text:span><text:span text:style-name="T36">a</text:span><text:span text:style-name="T28">"</text:span><text:span text:style-name="T4">);</text:span></text:p>
      <text:p text:style-name="P5"><text:span text:style-name="T4"><text:tab/><text:tab/><text:tab/>ze.PDFattachZugferdFile(</text:span><text:span text:style-name="T1">this</text:span><text:span text:style-name="T4">); </text:span></text:p>
      <text:p text:style-name="P5"><text:span text:style-name="T4"><text:tab/><text:tab/><text:tab/>System.</text:span><text:span text:style-name="T41">out</text:span><text:span text:style-name="T4">.println(</text:span><text:span text:style-name="T28">"</text:span><text:span text:style-name="T36">Writing</text:span><text:span text:style-name="T28"> ZUGFeRD-PDF"</text:span><text:span text:style-name="T4">);</text:span></text:p>
      <text:p text:style-name="P5"><text:span text:style-name="T4"><text:tab/><text:tab/><text:tab/>ze.export(</text:span><text:span text:style-name="T28">"./MustangGnuaccountingBeispielRE-2017</text:span><text:span text:style-name="T35">1118</text:span><text:span text:style-name="T28">_50</text:span><text:span text:style-name="T35">6</text:span><text:span text:style-name="T28">new.pdf"</text:span><text:span text:style-name="T4">); </text:span></text:p>
      <text:p text:style-name="P5"><text:span text:style-name="T4"><text:tab/><text:tab/><text:tab/>System.</text:span><text:span text:style-name="T41">out</text:span><text:span text:style-name="T4">.println(</text:span><text:span text:style-name="T28">"</text:span><text:span text:style-name="T36">Done</text:span><text:span text:style-name="T28">."</text:span><text:span text:style-name="T4">);<text:tab/><text:tab/><text:tab/></text:span></text:p>
      <text:p text:style-name="P5"><text:span text:style-name="T4"><text:tab/><text:tab/>} </text:span><text:span text:style-name="T1">catch</text:span><text:span text:style-name="T4"> (IOException e) { </text:span></text:p>
      <text:p text:style-name="P2"><text:tab/><text:tab/><text:tab/>e.printStackTrace(); </text:p>
      <text:p text:style-name="P5"><text:span text:style-name="T4"><text:tab/><text:tab/>}</text:span></text:p>
      <text:list xml:id="list180807247236881" text:continue-numbering="true" text:style-name="L1">
        <text:list-item>
          <text:list>
            <text:list-header>
              <text:p text:style-name="P43"><text:soft-page-break/></text:p>
            </text:list-header>
            <text:list-item>
              <text:p text:style-name="P37">CTRL+SHIFT+O again helps with the imports</text:p>
            </text:list-item>
            <text:list-item>
              <text:p text:style-name="P37">„My Application“ and <text:span text:style-name="T46">System.</text:span><text:span text:style-name="T45">getProperty</text:span><text:span text:style-name="T46">(</text:span><text:span text:style-name="T30">"user.name"</text:span><text:span text:style-name="T46">)</text:span><text:span text:style-name="T47"> are stored in the me</text:span>ta data as „Producer“ (producing application) respectively „Creator“ (author). Please adjust accordingly.</text:p>
            </text:list-item>
            <text:list-item>
              <text:p text:style-name="P38">Start it to write the ZUGFeRD invoice <text:span text:style-name="T30">MustangGnuaccountingBeispielRE-2017</text:span><text:span text:style-name="T31">1118</text:span><text:span text:style-name="T30">_50</text:span><text:span text:style-name="T31">6</text:span><text:span text:style-name="T30">new.pdf</text:span> to the file specified in export.</text:p>
            </text:list-item>
            <text:list-item>
              <text:p text:style-name="P37">Adjust the NOTICE-File and add it to your application.</text:p>
            </text:list-item>
            <text:list-item>
              <text:p text:style-name="P37">Make sure the XML data in ZUGFeRD-invoice.xml in the created file always matches the PDF content visible to humans.</text:p>
            </text:list-item>
          </text:list>
        </text:list-item>
      </text:list>
      <text:p text:style-name="P42">The target file contains ZUGFeRD-invoice.xml instead of factur-x.xml from the official sample unless the ZUGFeRD-Version was set to 2 in the factory.</text:p>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3">setZUGFeRDXMLData</text:span>:</text:p>
      <text:p text:style-name="P30"><text:span text:style-name="T13"><text:tab/> <text:s text:c="5"/></text:span><text:span text:style-name="T18">ZUGFeRDExporter </text:span><text:span text:style-name="T49">ze</text:span><text:span text:style-name="T18">;</text:span></text:p>
      <text:p text:style-name="P32"><text:span text:style-name="T4"><text:tab/><text:tab/></text:span><text:span text:style-name="T1">try</text:span><text:span text:style-name="T4"> {</text:span></text:p>
      <text:p text:style-name="P29"/>
      <text:p text:style-name="P32"><text:span text:style-name="T4"><text:tab/><text:tab/><text:tab/>System.</text:span><text:span text:style-name="T44">out</text:span><text:span text:style-name="T4">.println(</text:span><text:span text:style-name="T28">"Converting to PDF/A-3u"</text:span><text:span text:style-name="T4">);</text:span></text:p>
      <text:p text:style-name="P31"><text:span text:style-name="T18"><text:tab/><text:tab/><text:tab/></text:span><text:span text:style-name="T49">ze</text:span><text:span text:style-name="T18"> = </text:span><text:span text:style-name="T19">new</text:span></text:p>
      <text:p text:style-name="P54">ZUGFeRDExporterFromA1Factory().setProducer("My</text:p>
      <text:p text:style-name="P55">Application").setCreator(<text:span text:style-name="T21">System.</text:span><text:span text:style-name="T11">getProperty</text:span><text:span text:style-name="T21">(</text:span><text:span text:style-name="T37">"user.name"</text:span><text:span text:style-name="T21">)</text:span>).load("./MustangGnuaccountingBeispielRE-20171118_506blanko.pdf");</text:p>
      <text:p text:style-name="P33"><text:span text:style-name="T4"><text:tab/><text:tab/><text:tab/>System.</text:span><text:span text:style-name="T44">out</text:span><text:span text:style-name="T4">.println(</text:span><text:span text:style-name="T28">"Attaching ZUGFeRD-Data"</text:span><text:span text:style-name="T4">);</text:span></text:p>
      <text:p text:style-name="P32"><text:span text:style-name="T4"><text:tab/><text:tab/><text:tab/>String </text:span><text:span text:style-name="T48">ownZUGFeRDXML</text:span><text:span text:style-name="T4"> = </text:span><text:span text:style-name="T28">"&lt;rsm:CrossIndustryDocument&gt;&lt;/rsm:CrossIndustryDocument&gt;"</text:span><text:span text:style-name="T4">;</text:span></text:p>
      <text:p text:style-name="P32"><text:span text:style-name="T4"><text:tab/><text:tab/><text:tab/></text:span><text:span text:style-name="T48">ze</text:span><text:span text:style-name="T4">.setZUGFeRDXMLData(</text:span><text:span text:style-name="T48">ownZUGFeRDXML</text:span><text:span text:style-name="T4">.getBytes());</text:span></text:p>
      <text:p text:style-name="P32"><text:span text:style-name="T4"><text:tab/><text:tab/><text:tab/>System.</text:span><text:span text:style-name="T44">out</text:span><text:span text:style-name="T4">.println(</text:span><text:span text:style-name="T28">"Writing ZUGFeRD-PDF"</text:span><text:span text:style-name="T4">);</text:span></text:p>
      <text:p text:style-name="P32"><text:span text:style-name="T4"><text:tab/><text:tab/><text:tab/></text:span><text:span text:style-name="T48">ze</text:span><text:span text:style-name="T4">.export(</text:span><text:span text:style-name="T28">"./Target.pdf"</text:span><text:span text:style-name="T4">);</text:span></text:p>
      <text:p text:style-name="P32"><text:span text:style-name="T4"><text:tab/><text:tab/>} </text:span><text:span text:style-name="T1">catch</text:span><text:span text:style-name="T4"> (IOException </text:span><text:span text:style-name="T48">e</text:span><text:span text:style-name="T4">) {</text:span></text:p>
      <text:p text:style-name="P32"><text:span text:style-name="T4"><text:tab/><text:tab/><text:tab/></text:span><text:span text:style-name="T48">e</text:span><text:span text:style-name="T4">.printStackTrace();</text:span></text:p>
      <text:p text:style-name="P32"><text:span text:style-name="T4"><text:tab/><text:tab/></text:span><text:span text:style-name="T13">}</text:span></text:p>
      <text:p text:style-name="P48"><text:span text:style-name="T58">Mustangproject checks if the input PDF/A file looks halfway valid and the </text:span><text:span text:style-name="T57">XML data contain</text:span><text:span text:style-name="T58">s</text:span><text:span text:style-name="T57"> „&lt;rsm:CrossIndustry“ which is the case for both ZF1 (CrossIndustryDocument) and ZF2 files (CrossIndustryInvoice). Still in the factory you can use setZUGFeRDVersion and setZUGFeRDConformanceLevel to set the version respective profile of the XML you are inserting.</text:span></text:p>
      <text:h text:style-name="P51" text:outline-level="3"><text:bookmark-start text:name="__RefHeading__7143_1002515601"/>Supplementary functions<text:bookmark-end text:name="__RefHeading__7143_1002515601"/></text:h>
      <text:list xml:id="list152588901" text:style-name="L3">
        <text:list-item>
          <text:p text:style-name="P45"><text:span text:style-name="T16">ZUGFeRDExporter.setTest()</text:span><text:span text:style-name="T14"> </text:span><text:span text:style-name="T25">sets a attribute in the XML stru</text:span><text:span text:style-name="T26">c</text:span><text:span text:style-name="T25">ture used to identify test invoices.</text:span></text:p>
        </text:list-item>
        <text:list-item>
          <text:p text:style-name="P45"><text:soft-page-break/><text:span text:style-name="T17">ZUGFeRDExporter.ignoreA1Errors()</text:span><text:span text:style-name="T15"> </text:span><text:span text:style-name="T12">skips the check of the input file whether it's valid PDF/A-1</text:span></text:p>
        </text:list-item>
        <text:list-item>
          <text:p text:style-name="P46"><text:span text:style-name="T12">A first attempt to migrate from ZF1 to ZF2 can be done with something like</text:span><text:span text:style-name="T15"> </text:span><text:span text:style-name="T17">String facturx=new ZUGFeRDMigrator().migrateFromV1ToV2(zugferdInvoice); </text:span></text:p>
        </text:list-item>
      </text:list>
      <text:h text:style-name="P50"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8</text:page-number><text:s/>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Staerk</meta:initial-creator>
    <meta:creation-date>2014-05-29T15:44:42</meta:creation-date>
    <dc:date>2017-11-30T18:08:06.826364336</dc:date>
    <meta:editing-duration>PT15H50S</meta:editing-duration>
    <meta:editing-cycles>81</meta:editing-cycles>
    <meta:generator>LibreOffice/5.4.0.3$MacOSX_X86_64 LibreOffice_project/7556cbc6811c9d992f4064ab9287069087d7f62c</meta:generator>
    <meta:printed-by>Jochen Stärk</meta:printed-by>
    <meta:print-date>2014-07-06T11:49:33</meta:print-date>
    <meta:document-statistic meta:table-count="1" meta:image-count="0" meta:object-count="0" meta:page-count="8" meta:paragraph-count="278" meta:word-count="1425" meta:character-count="12085" meta:non-whitespace-character-count="10777"/>
    <meta:user-defined meta:name="state">defaultstate</meta:user-defined>
  </office:meta>
</office:document-meta>
</file>